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82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4.16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70" table:style-name="ta1">
        <table:shapes>
          <draw:frame draw:z-index="0" draw:style-name="gr1" draw:text-style-name="P1" svg:width="159.99mm" svg:height="89.99mm" svg:x="129.06mm" svg:y="1mm">
            <draw:object draw:notify-on-update-of-ranges="LOGGER70.D2:LOGGER70.D15 LOGGER70.E2:LOGGER70.E15 LOGGER70.H2:LOGGER70.H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ogging to: LOGGER70.CSV</text:p>
          </table:table-cell>
          <table:table-cell table:number-columns-repeated="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2000/1/1 0:0:0</text:p>
          </table:table-cell>
          <table:table-cell office:value-type="float" office:value="4.06" calcext:value-type="float">
            <text:p>4.06</text:p>
          </table:table-cell>
          <table:table-cell office:value-type="float" office:value="3.81" calcext:value-type="float">
            <text:p>3.81</text:p>
          </table:table-cell>
          <table:table-cell office:value-type="float" office:value="40.5" calcext:value-type="float">
            <text:p>40.5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<text:s/></text:p>
          </table:table-cell>
          <table:table-cell office:value-type="float" office:value="0.07" calcext:value-type="float">
            <text:p>0.07</text:p>
          </table:table-cell>
          <table:table-cell office:value-type="float" office:value="14.65" calcext:value-type="float">
            <text:p>1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99" calcext:value-type="float">
            <text:p>14999</text:p>
          </table:table-cell>
          <table:table-cell office:value-type="string" calcext:value-type="string">
            <text:p>2000/1/1 0:0:0</text:p>
          </table:table-cell>
          <table:table-cell office:value-type="float" office:value="4.05" calcext:value-type="float">
            <text:p>4.05</text:p>
          </table:table-cell>
          <table:table-cell office:value-type="float" office:value="3.8" calcext:value-type="float">
            <text:p>3.8</text:p>
          </table:table-cell>
          <table:table-cell office:value-type="float" office:value="40.7" calcext:value-type="float">
            <text:p>40.7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<text:s/></text:p>
          </table:table-cell>
          <table:table-cell office:value-type="float" office:value="0.07" calcext:value-type="float">
            <text:p>0.07</text:p>
          </table:table-cell>
          <table:table-cell office:value-type="float" office:value="14.65" calcext:value-type="float">
            <text:p>1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9" calcext:value-type="float">
            <text:p>19999</text:p>
          </table:table-cell>
          <table:table-cell office:value-type="string" calcext:value-type="string">
            <text:p>2000/1/1 0:0:0</text:p>
          </table:table-cell>
          <table:table-cell office:value-type="float" office:value="4.05" calcext:value-type="float">
            <text:p>4.05</text:p>
          </table:table-cell>
          <table:table-cell office:value-type="float" office:value="3.8" calcext:value-type="float">
            <text:p>3.8</text:p>
          </table:table-cell>
          <table:table-cell office:value-type="float" office:value="40.5" calcext:value-type="float">
            <text:p>40.5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<text:s/></text:p>
          </table:table-cell>
          <table:table-cell office:value-type="float" office:value="0.07" calcext:value-type="float">
            <text:p>0.07</text:p>
          </table:table-cell>
          <table:table-cell office:value-type="float" office:value="14.65" calcext:value-type="float">
            <text:p>1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98" calcext:value-type="float">
            <text:p>24998</text:p>
          </table:table-cell>
          <table:table-cell office:value-type="string" calcext:value-type="string">
            <text:p>2000/1/1 0:0:0</text:p>
          </table:table-cell>
          <table:table-cell office:value-type="float" office:value="7.91" calcext:value-type="float">
            <text:p>7.91</text:p>
          </table:table-cell>
          <table:table-cell office:value-type="float" office:value="3.72" calcext:value-type="float">
            <text:p>3.72</text:p>
          </table:table-cell>
          <table:table-cell office:value-type="float" office:value="79.2" calcext:value-type="float">
            <text:p>79.2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<text:s/></text:p>
          </table:table-cell>
          <table:table-cell office:value-type="float" office:value="3.76" calcext:value-type="float">
            <text:p>3.76</text:p>
          </table:table-cell>
          <table:table-cell office:value-type="float" office:value="19.53" calcext:value-type="float">
            <text:p>19.5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2000/1/1 0:0:0</text:p>
          </table:table-cell>
          <table:table-cell office:value-type="float" office:value="7.97" calcext:value-type="float">
            <text:p>7.97</text:p>
          </table:table-cell>
          <table:table-cell office:value-type="float" office:value="3.72" calcext:value-type="float">
            <text:p>3.72</text:p>
          </table:table-cell>
          <table:table-cell office:value-type="float" office:value="79.5" calcext:value-type="float">
            <text:p>79.5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<text:s/></text:p>
          </table:table-cell>
          <table:table-cell office:value-type="float" office:value="3.76" calcext:value-type="float">
            <text:p>3.76</text:p>
          </table:table-cell>
          <table:table-cell office:value-type="float" office:value="19.53" calcext:value-type="float">
            <text:p>19.5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34999" calcext:value-type="float">
            <text:p>34999</text:p>
          </table:table-cell>
          <table:table-cell office:value-type="string" calcext:value-type="string">
            <text:p>2000/1/1 0:0:0</text:p>
          </table:table-cell>
          <table:table-cell office:value-type="float" office:value="7.97" calcext:value-type="float">
            <text:p>7.97</text:p>
          </table:table-cell>
          <table:table-cell office:value-type="float" office:value="3.72" calcext:value-type="float">
            <text:p>3.72</text:p>
          </table:table-cell>
          <table:table-cell office:value-type="float" office:value="79.5" calcext:value-type="float">
            <text:p>79.5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<text:s/></text:p>
          </table:table-cell>
          <table:table-cell office:value-type="float" office:value="3.76" calcext:value-type="float">
            <text:p>3.76</text:p>
          </table:table-cell>
          <table:table-cell office:value-type="float" office:value="19.53" calcext:value-type="float">
            <text:p>19.5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39999" calcext:value-type="float">
            <text:p>39999</text:p>
          </table:table-cell>
          <table:table-cell office:value-type="string" calcext:value-type="string">
            <text:p>2000/1/1 0:0:0</text:p>
          </table:table-cell>
          <table:table-cell office:value-type="float" office:value="7.97" calcext:value-type="float">
            <text:p>7.97</text:p>
          </table:table-cell>
          <table:table-cell office:value-type="float" office:value="3.72" calcext:value-type="float">
            <text:p>3.72</text:p>
          </table:table-cell>
          <table:table-cell office:value-type="float" office:value="79.6" calcext:value-type="float">
            <text:p>79.6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<text:s/></text:p>
          </table:table-cell>
          <table:table-cell office:value-type="float" office:value="3.76" calcext:value-type="float">
            <text:p>3.76</text:p>
          </table:table-cell>
          <table:table-cell office:value-type="float" office:value="19.53" calcext:value-type="float">
            <text:p>19.5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44999" calcext:value-type="float">
            <text:p>44999</text:p>
          </table:table-cell>
          <table:table-cell office:value-type="string" calcext:value-type="string">
            <text:p>2000/1/1 0:0:0</text:p>
          </table:table-cell>
          <table:table-cell office:value-type="float" office:value="7.89" calcext:value-type="float">
            <text:p>7.89</text:p>
          </table:table-cell>
          <table:table-cell office:value-type="float" office:value="3.72" calcext:value-type="float">
            <text:p>3.72</text:p>
          </table:table-cell>
          <table:table-cell office:value-type="float" office:value="78.9" calcext:value-type="float">
            <text:p>78.9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<text:s/></text:p>
          </table:table-cell>
          <table:table-cell office:value-type="float" office:value="3.76" calcext:value-type="float">
            <text:p>3.76</text:p>
          </table:table-cell>
          <table:table-cell office:value-type="float" office:value="14.65" calcext:value-type="float">
            <text:p>14.6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9998" calcext:value-type="float">
            <text:p>49998</text:p>
          </table:table-cell>
          <table:table-cell office:value-type="string" calcext:value-type="string">
            <text:p>2000/1/1 0:0:0</text:p>
          </table:table-cell>
          <table:table-cell office:value-type="float" office:value="7.92" calcext:value-type="float">
            <text:p>7.92</text:p>
          </table:table-cell>
          <table:table-cell office:value-type="float" office:value="3.72" calcext:value-type="float">
            <text:p>3.72</text:p>
          </table:table-cell>
          <table:table-cell office:value-type="float" office:value="78.9" calcext:value-type="float">
            <text:p>78.9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<text:s/></text:p>
          </table:table-cell>
          <table:table-cell office:value-type="float" office:value="3.76" calcext:value-type="float">
            <text:p>3.76</text:p>
          </table:table-cell>
          <table:table-cell office:value-type="float" office:value="19.53" calcext:value-type="float">
            <text:p>19.5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string" calcext:value-type="string">
            <text:p>2000/1/1 0:0:0</text:p>
          </table:table-cell>
          <table:table-cell office:value-type="float" office:value="7.58" calcext:value-type="float">
            <text:p>7.58</text:p>
          </table:table-cell>
          <table:table-cell office:value-type="float" office:value="3.73" calcext:value-type="float">
            <text:p>3.73</text:p>
          </table:table-cell>
          <table:table-cell office:value-type="float" office:value="75.7" calcext:value-type="float">
            <text:p>75.7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<text:s/></text:p>
          </table:table-cell>
          <table:table-cell office:value-type="float" office:value="3.69" calcext:value-type="float">
            <text:p>3.69</text:p>
          </table:table-cell>
          <table:table-cell office:value-type="float" office:value="19.53" calcext:value-type="float">
            <text:p>19.5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59999" calcext:value-type="float">
            <text:p>59999</text:p>
          </table:table-cell>
          <table:table-cell office:value-type="string" calcext:value-type="string">
            <text:p>2000/1/1 0:0:0</text:p>
          </table:table-cell>
          <table:table-cell office:value-type="float" office:value="7.5" calcext:value-type="float">
            <text:p>7.5</text:p>
          </table:table-cell>
          <table:table-cell office:value-type="float" office:value="3.73" calcext:value-type="float">
            <text:p>3.73</text:p>
          </table:table-cell>
          <table:table-cell office:value-type="float" office:value="75" calcext:value-type="float">
            <text:p>75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<text:s/></text:p>
          </table:table-cell>
          <table:table-cell office:value-type="float" office:value="3.69" calcext:value-type="float">
            <text:p>3.69</text:p>
          </table:table-cell>
          <table:table-cell office:value-type="float" office:value="19.53" calcext:value-type="float">
            <text:p>19.5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string" calcext:value-type="string">
            <text:p>2000/1/1 0:0:0</text:p>
          </table:table-cell>
          <table:table-cell office:value-type="float" office:value="7.55" calcext:value-type="float">
            <text:p>7.55</text:p>
          </table:table-cell>
          <table:table-cell office:value-type="float" office:value="3.73" calcext:value-type="float">
            <text:p>3.73</text:p>
          </table:table-cell>
          <table:table-cell office:value-type="float" office:value="75.1" calcext:value-type="float">
            <text:p>75.1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<text:s/></text:p>
          </table:table-cell>
          <table:table-cell office:value-type="float" office:value="3.69" calcext:value-type="float">
            <text:p>3.69</text:p>
          </table:table-cell>
          <table:table-cell office:value-type="float" office:value="19.53" calcext:value-type="float">
            <text:p>19.5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69999" calcext:value-type="float">
            <text:p>69999</text:p>
          </table:table-cell>
          <table:table-cell office:value-type="string" calcext:value-type="string">
            <text:p>2000/1/1 0:0:0</text:p>
          </table:table-cell>
          <table:table-cell office:value-type="float" office:value="4.03" calcext:value-type="float">
            <text:p>4.03</text:p>
          </table:table-cell>
          <table:table-cell office:value-type="float" office:value="3.8" calcext:value-type="float">
            <text:p>3.8</text:p>
          </table:table-cell>
          <table:table-cell office:value-type="float" office:value="39.9" calcext:value-type="float">
            <text:p>3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<text:s/></text:p>
          </table:table-cell>
          <table:table-cell office:value-type="float" office:value="0.1" calcext:value-type="float">
            <text:p>0.1</text:p>
          </table:table-cell>
          <table:table-cell office:value-type="float" office:value="14.65" calcext:value-type="float">
            <text:p>1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99" calcext:value-type="float">
            <text:p>74999</text:p>
          </table:table-cell>
          <table:table-cell office:value-type="string" calcext:value-type="string">
            <text:p>2000/1/1 0:0:0</text:p>
          </table:table-cell>
          <table:table-cell office:value-type="float" office:value="4.01" calcext:value-type="float">
            <text:p>4.01</text:p>
          </table:table-cell>
          <table:table-cell office:value-type="float" office:value="3.8" calcext:value-type="float">
            <text:p>3.8</text:p>
          </table:table-cell>
          <table:table-cell office:value-type="float" office:value="40.2" calcext:value-type="float">
            <text:p>40.2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<text:s/></text:p>
          </table:table-cell>
          <table:table-cell office:value-type="float" office:value="0.07" calcext:value-type="float">
            <text:p>0.07</text:p>
          </table:table-cell>
          <table:table-cell office:value-type="float" office:value="14.65" calcext:value-type="float">
            <text:p>14.6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2T00:28:21.972197576</dc:date>
    <meta:editing-duration>PT2M56S</meta:editing-duration>
    <meta:editing-cycles>1</meta:editing-cycles>
    <meta:document-statistic meta:table-count="1" meta:cell-count="141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703cm" style:legend-expansion="high" chart:style-name="ch2"/>
        <chart:plot-area chart:style-name="ch3" table:cell-range-address="LOGGER70.D2:LOGGER70.E15 LOGGER70.H2:LOGGER70.H15" svg:x="0.32cm" svg:y="0.18cm" svg:width="12.428cm" svg:height="8.64cm">
          <chartooo:coordinate-region svg:x="1.047cm" svg:y="0.379cm" svg:width="11.07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LOGGER70.D2:LOGGER70.D15" chart:class="chart:line">
            <chart:data-point chart:repeated="14"/>
          </chart:series>
          <chart:series chart:attached-axis="secondary-y" chart:style-name="ch8" chart:values-cell-range-address="LOGGER70.E2:LOGGER70.E15" chart:class="chart:line">
            <chart:data-point chart:repeated="14"/>
          </chart:series>
          <chart:series chart:attached-axis="primary-y" chart:style-name="ch9" chart:values-cell-range-address="LOGGER70.H2:LOGGER70.H15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1">
                <text:p>3.81</text:p>
                <draw:g>
                  <svg:desc>LOGGER70.D2:LOGGER70.D15</svg:desc>
                </draw:g>
              </table:table-cell>
              <table:table-cell office:value-type="float" office:value="40.5">
                <text:p>40.5</text:p>
                <draw:g>
                  <svg:desc>LOGGER70.E2:LOGGER70.E15</svg:desc>
                </draw:g>
              </table:table-cell>
              <table:table-cell office:value-type="float" office:value="0.07">
                <text:p>0.07</text:p>
                <draw:g>
                  <svg:desc>LOGGER70.H2:LOGGER70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">
                <text:p>3.8</text:p>
              </table:table-cell>
              <table:table-cell office:value-type="float" office:value="40.7">
                <text:p>40.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">
                <text:p>3.8</text:p>
              </table:table-cell>
              <table:table-cell office:value-type="float" office:value="40.5">
                <text:p>40.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72">
                <text:p>3.72</text:p>
              </table:table-cell>
              <table:table-cell office:value-type="float" office:value="79.2">
                <text:p>79.2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2">
                <text:p>3.72</text:p>
              </table:table-cell>
              <table:table-cell office:value-type="float" office:value="79.5">
                <text:p>79.5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2">
                <text:p>3.72</text:p>
              </table:table-cell>
              <table:table-cell office:value-type="float" office:value="79.5">
                <text:p>79.5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2">
                <text:p>3.72</text:p>
              </table:table-cell>
              <table:table-cell office:value-type="float" office:value="79.6">
                <text:p>79.6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2">
                <text:p>3.72</text:p>
              </table:table-cell>
              <table:table-cell office:value-type="float" office:value="78.9">
                <text:p>78.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2">
                <text:p>3.72</text:p>
              </table:table-cell>
              <table:table-cell office:value-type="float" office:value="78.9">
                <text:p>78.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75.7">
                <text:p>75.7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3">
                <text:p>3.73</text:p>
              </table:table-cell>
              <table:table-cell office:value-type="float" office:value="75">
                <text:p>75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73">
                <text:p>3.73</text:p>
              </table:table-cell>
              <table:table-cell office:value-type="float" office:value="75.1">
                <text:p>75.1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8">
                <text:p>3.8</text:p>
              </table:table-cell>
              <table:table-cell office:value-type="float" office:value="39.9">
                <text:p>39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8">
                <text:p>3.8</text:p>
              </table:table-cell>
              <table:table-cell office:value-type="float" office:value="40.2">
                <text:p>40.2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